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rsid="001f8c40" officeooo:paragraph-rsid="001f8c40"/>
    </style:style>
    <style:style style:name="fr1" style:family="graphic" style:parent-style-name="Frame">
      <style:graphic-properties style:wrap="parallel" style:number-wrapped-paragraphs="no-limit"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Keret1" text:anchor-type="paragraph" svg:width="4.895cm" draw:z-index="0"><draw:text-box fo:min-height="1.429cm"><text:p text:style-name="P1">test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7T16:01:21.280000000</meta:creation-date>
    <dc:date>2021-01-07T16:02:15.638000000</dc:date>
    <meta:editing-duration>PT5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7.2.0.0.alpha0$Windows_X86_64 LibreOffice_project/9165d5f834a6c831e8683a430bf5911eb4316b68</meta:generator>
  </office:meta>
</office:document-meta>
</file>